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totype_MotoCross 1</text:p>
      <text:p text:style-name="P1"/>
      <text:p text:style-name="P3">2 events</text:p>
      <text:p text:style-name="P2"><text:span text:style-name="T1">Acceleration : </text:span>qui se joue quand le joueur appuie sur l'accélération</text:p>
      <text:p text:style-name="P2"><text:span text:style-name="T1">Vitesse :</text:span> qui se joue en permanence <text:s/></text:p>
      <text:p text:style-name="P2">Ces 2 events obéissent au RTPC « Vitesse » allant de 0 à 1</text:p>
      <text:p text:style-name="P2"/>
      <text:p text:style-name="P2">Ce prototype prend le parti de ne pas prendre en compte les passages de vitesses pour la moto cross. </text:p>
      <text:p text:style-name="P2"/>
      <text:list xml:id="list474358178435780624" text:style-name="L1">
        <text:list-item>
          <text:p text:style-name="P6">L'event Acceleration</text:p>
          <text:p text:style-name="P6"/>
        </text:list-item>
      </text:list>
      <text:p text:style-name="P2">Se compose de 3 layers :</text:p>
      <text:p text:style-name="P2"><text:span text:style-name="T1">Machine :</text:span> où le son Machine 1 se joue en loop. Un <text:span text:style-name="T1">Volume</text:span> et un <text:span text:style-name="T1">Pitch Shift</text:span> y sont atribués par rapport au RTPC « Vitesse » </text:p>
      <text:p text:style-name="P2"><text:span text:style-name="T1">Rumble :</text:span> où les sons Rumble1 Rumble2 et Rumble3 se jouent en loop de façon aléatoire. Un <text:span text:style-name="T1">Pitch Shift</text:span> y est atribué par rapport au RTPC « Vitesse » </text:p>
      <text:p text:style-name="P2"><text:span text:style-name="T1">Acceleration :</text:span> où les sons CrossVitess1.1 CrossVitess1.2 CrossVitess1.3 et CrossVitess1.4 se jouent de façon aléatoire en boucle. Un <text:span text:style-name="T1">Pitch Shift</text:span> y est atribué par rapport au RTPC « Vitesse » </text:p>
      <text:p text:style-name="P2"/>
      <text:p text:style-name="P2"/>
      <text:list xml:id="list6531295723615189941" text:style-name="L2">
        <text:list-item>
          <text:p text:style-name="P4">L'event Vitesse</text:p>
          <text:p text:style-name="P4"/>
        </text:list-item>
      </text:list>
      <text:p text:style-name="P5">Se compose de 2 layers :</text:p>
      <text:p text:style-name="P5"><text:span text:style-name="T1">Rumble Medium </text:span>: <text:s/>où le son Motor_Medium se joue en loop. Un <text:span text:style-name="T1">Pitch Shift</text:span> y est atribué par rapport au RTPC « Vitesse ».</text:p>
      <text:p text:style-name="P5">Rumble_StandBy : où le son M01_Motor_Stand_By se joue en loop. Un <text:span text:style-name="T1">Pitch Shift</text:span> y est atribué par rapport au RTPC « Vitesse » </text:p>
      <text:p text:style-name="P5"><text:s/></text:p>
      <text:p text:style-name="P5"/>
      <text:p text:style-name="P5"/>
      <text:p text:style-name="P5">Interrogation pour la suite : </text:p>
      <text:p text:style-name="P5">-que faire lors que la motocross quitte le sol ? Accélération à fond (très arcade, feedback ++, ou baisser l'accélération au minimum (réaliste, mais pas très sexy) ?</text:p>
      <text:p text:style-name="P5"/>
      <text:p text:style-name="P5">-Rajout de sons de graviers lors des virages et réception de la moto cros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Pierre Glumotosaurus</meta:initial-creator>
    <meta:creation-date>2015-05-08T16:41:00.02</meta:creation-date>
    <meta:document-statistic meta:table-count="0" meta:image-count="0" meta:object-count="0" meta:page-count="1" meta:paragraph-count="19" meta:word-count="254" meta:character-count="1355"/>
    <dc:date>2015-05-08T17:16:45.36</dc:date>
    <dc:creator>Jean Pierre Glumotosaurus</dc:creator>
    <meta:editing-duration>PT5M24S</meta:editing-duration>
    <meta:editing-cycles>1</meta:editing-cycles>
    <meta:generator>OpenOffice/4.1.1$Win32 OpenOffice.org_project/411m6$Build-9775</meta:generator>
  </office:meta>
</office:document-meta>
</file>